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solid" draw:fill-color="#b4c7e7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b4c7e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: Rounded Corners 7" draw:style-name="gr1" draw:text-style-name="P2" draw:layer="layout" svg:width="6.018cm" svg:height="3.367cm" svg:x="15.599cm" svg:y="8.945cm">
          <text:p text:style-name="P1"><text:span text:style-name="T1">shape fil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ohit Marathi" style:font-family-complex="'Lohit Marath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miklos</meta:initial-creator>
    <meta:editing-cycles>6</meta:editing-cycles>
    <meta:creation-date>2021-11-29T13:00:05</meta:creation-date>
    <dc:date>2022-03-10T13:50:51.136815660</dc:date>
    <meta:editing-duration>PT5M16S</meta:editing-duration>
    <meta:generator>LibreOfficeDev/7.4.0.0.alpha0$Linux_X86_64 LibreOffice_project/64573a3a18f51b9195caa795f739391df9af9444</meta:generator>
    <meta:document-statistic meta:object-count="30"/>
    <meta:user-defined meta:name="AppVersion">16.0000</meta:user-defined>
    <meta:user-defined meta:name="PresentationFormat">Widescreen</meta:user-defined>
    <meta:user-defined meta:name="Slides" meta:value-type="float">2</meta:user-defined>
  </office:meta>
</office:document-meta>
</file>